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8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01_09-41-46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 E-139-34-49.71</text:p>
          </table:table-cell>
          <table:table-cell table:style-name="ce30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01_12-09-14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 E-139-34-49.71</text:p>
          </table:table-cell>
          <table:table-cell table:style-name="ce3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2-01_15-57-50_000.jpg</text:p>
          </table:table-cell>
          <table:table-cell table:style-name="ce17" office:value-type="string">
            <text:p>:m 1-2*2 RES / 245 / 『相対論』　シュッツ / p.7</text:p>
          </table:table-cell>
          <table:table-cell table:style-name="ce29"/>
          <table:table-cell table:style-name="ce3"/>
          <table:table-cell table:style-name="ce3" office:value-type="string">
            <text:p>N-35-35-28.64 E-139-34-49.27</text:p>
          </table:table-cell>
          <table:table-cell table:style-name="ce30" table:formula="of:=IF([.E4]=&quot;&quot;;[.C4];CONCATENATE([.C4];&quot; / &quot;;[.E4]))" office:value-type="string" office:string-value=":m 1-2*2 RES / 245 / 『相対論』　シュッツ / p.7">
            <text:p>:m 1-2*2 RES / 245 / 『相対論』　シュッツ / p.7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01_17-39-55_000.jpg</text:p>
          </table:table-cell>
          <table:table-cell table:style-name="ce17" office:value-type="string">
            <text:p>:m 1*1 RES / 245 / 『光合成の世界』　岩波洋造 / p.66</text:p>
          </table:table-cell>
          <table:table-cell table:style-name="ce21"/>
          <table:table-cell table:style-name="ce3"/>
          <table:table-cell table:style-name="ce3" office:value-type="string">
            <text:p>N-35-35-28.48 E-139-34-49.32</text:p>
          </table:table-cell>
          <table:table-cell table:style-name="ce30" table:formula="of:=IF([.E5]=&quot;&quot;;[.C5];CONCATENATE([.C5];&quot; / &quot;;[.E5]))" office:value-type="string" office:string-value=":m 1*1 RES / 245 / 『光合成の世界』　岩波洋造 / p.66">
            <text:p>:m 1*1 RES / 245 / 『光合成の世界』　岩波洋造 / p.66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01_17-53-17_000.jpg</text:p>
          </table:table-cell>
          <table:table-cell table:style-name="ce17" office:value-type="string">
            <text:p>:m music / log / gt / memos-eigen / et-6 (flamenco) / p.5 || s.1:patt-13 || s.2:patt-14(1),t.100,(2) || s.3:patt-13(2),t.100 || s.4:patt-15,t.75~ || s.5:patt-16,t.75</text:p>
          </table:table-cell>
          <table:table-cell table:style-name="ce21"/>
          <table:table-cell table:style-name="ce3"/>
          <table:table-cell table:style-name="ce3" office:value-type="string">
            <text:p>N-35-35-28.97 E-139-34-49.49</text:p>
          </table:table-cell>
          <table:table-cell table:style-name="ce30" table:formula="of:=IF([.E6]=&quot;&quot;;[.C6];CONCATENATE([.C6];&quot; / &quot;;[.E6]))" office:value-type="string" office:string-value=":m music / log / gt / memos-eigen / et-6 (flamenco) / p.5 || s.1:patt-13 || s.2:patt-14(1),t.100,(2) || s.3:patt-13(2),t.100 || s.4:patt-15,t.75~ || s.5:patt-16,t.75">
            <text:p>:m music / log / gt / memos-eigen / et-6 (flamenco) / p.5 || s.1:patt-13 || s.2:patt-14(1),t.100,(2) || s.3:patt-13(2),t.100 || s.4:patt-15,t.75~ || s.5:patt-16,t.75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01_17-54-27_000.jpg</text:p>
          </table:table-cell>
          <table:table-cell table:style-name="ce17" office:value-type="string">
            <text:p>:m music / log / gt / memos-eigen / f-77 / p.4 || s.1:et-5 || s.2:et-4:v-1 || s.3:patt-3? || s.4:patt-4</text:p>
          </table:table-cell>
          <table:table-cell table:style-name="ce14"/>
          <table:table-cell table:style-name="ce3"/>
          <table:table-cell table:style-name="ce3" office:value-type="string">
            <text:p>N-35-35-28.68 E-139-34-49.43</text:p>
          </table:table-cell>
          <table:table-cell table:style-name="ce30" table:formula="of:=IF([.E7]=&quot;&quot;;[.C7];CONCATENATE([.C7];&quot; / &quot;;[.E7]))" office:value-type="string" office:string-value=":m music / log / gt / memos-eigen / f-77 / p.4 || s.1:et-5 || s.2:et-4:v-1 || s.3:patt-3? || s.4:patt-4">
            <text:p>:m music / log / gt / memos-eigen / f-77 / p.4 || s.1:et-5 || s.2:et-4:v-1 || s.3:patt-3? || s.4:patt-4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01_17-56-06_000.jpg</text:p>
          </table:table-cell>
          <table:table-cell table:style-name="ce17" office:value-type="string">
            <text:p>:m music / log / gt / memos-eigen / f-77 / p.5 || s.1:patt-5 || s.2:patt-6</text:p>
          </table:table-cell>
          <table:table-cell table:style-name="ce15"/>
          <table:table-cell table:style-name="ce3"/>
          <table:table-cell table:style-name="ce3" office:value-type="string">
            <text:p>N-35-35-28.83 E-139-34-49.6</text:p>
          </table:table-cell>
          <table:table-cell table:style-name="ce30" table:formula="of:=IF([.E8]=&quot;&quot;;[.C8];CONCATENATE([.C8];&quot; / &quot;;[.E8]))" office:value-type="string" office:string-value=":m music / log / gt / memos-eigen / f-77 / p.5 || s.1:patt-5 || s.2:patt-6">
            <text:p>:m music / log / gt / memos-eigen / f-77 / p.5 || s.1:patt-5 || s.2:patt-6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01_17-56-55_000.jpg</text:p>
          </table:table-cell>
          <table:table-cell table:style-name="ce17" office:value-type="string">
            <text:p>:m music / log / gt / memos-eigen / f-89 tu=DA / p.1 || s.1:patt-1</text:p>
          </table:table-cell>
          <table:table-cell table:style-name="ce15"/>
          <table:table-cell table:style-name="ce3"/>
          <table:table-cell table:style-name="ce3" office:value-type="string">
            <text:p>N-35-35-28.77 E-139-34-49.38</text:p>
          </table:table-cell>
          <table:table-cell table:style-name="ce30" table:formula="of:=IF([.E9]=&quot;&quot;;[.C9];CONCATENATE([.C9];&quot; / &quot;;[.E9]))" office:value-type="string" office:string-value=":m music / log / gt / memos-eigen / f-89 tu=DA / p.1 || s.1:patt-1">
            <text:p>:m music / log / gt / memos-eigen / f-89 tu=DA / p.1 || s.1:patt-1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1_19-02-32_000.jpg</text:p>
          </table:table-cell>
          <table:table-cell table:style-name="ce17" office:value-type="string">
            <text:p>:m music / log / gt / || s.1:f-102,r,ch.D,t.60,score~,R=~ || s.2:fs-1,file=~,t.90;100,score~,R=1 || s.3:task-1,r,ch.~,t.~,score~,R=~ || s.4:et-6,patt,patt-30⑥-2,score+,t.60,R=~</text:p>
          </table:table-cell>
          <table:table-cell table:style-name="ce15"/>
          <table:table-cell table:style-name="ce3"/>
          <table:table-cell table:style-name="ce3" office:value-type="string">
            <text:p>N-35-35-28.45 E-139-34-49.6</text:p>
          </table:table-cell>
          <table:table-cell table:style-name="ce30" table:formula="of:=IF([.E10]=&quot;&quot;;[.C10];CONCATENATE([.C10];&quot; / &quot;;[.E10]))" office:value-type="string" office:string-value=":m music / log / gt / || s.1:f-102,r,ch.D,t.60,score~,R=~ || s.2:fs-1,file=~,t.90;100,score~,R=1 || s.3:task-1,r,ch.~,t.~,score~,R=~ || s.4:et-6,patt,patt-30⑥-2,score+,t.60,R=~">
            <text:p>:m music / log / gt / || s.1:f-102,r,ch.D,t.60,score~,R=~ || s.2:fs-1,file=~,t.90;100,score~,R=1 || s.3:task-1,r,ch.~,t.~,score~,R=~ || s.4:et-6,patt,patt-30⑥-2,score+,t.60,R=~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1_20-51-52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45 E-139-34-49.43</text:p>
          </table:table-cell>
          <table:table-cell table:style-name="ce30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02_07-03-27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31 E-139-34-49.22</text:p>
          </table:table-cell>
          <table:table-cell table:style-name="ce30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02_08-33-21_000.jpg</text:p>
          </table:table-cell>
          <table:table-cell table:style-name="ce17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44 E-139-34-49.87</text:p>
          </table:table-cell>
          <table:table-cell table:style-name="ce30"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8-07_17-54-17.m4a</text:p>
          </table:table-cell>
          <table:table-cell table:style-name="ce17" office:value-type="string">
            <text:p>:VOICE-MEMO / @自室 / 記録 / guitar,gt / g-2018-0807-4 / ??</text:p>
          </table:table-cell>
          <table:table-cell table:style-name="ce21"/>
          <table:table-cell table:style-name="ce3"/>
          <table:table-cell table:style-name="ce3"/>
          <table:table-cell table:style-name="ce30" table:formula="of:=IF([.E14]=&quot;&quot;;[.C14];CONCATENATE([.C14];&quot; / &quot;;[.E14]))" office:value-type="string" office:string-value=":VOICE-MEMO / @自室 / 記録 / guitar,gt / g-2018-0807-4 / ??">
            <text:p>:VOICE-MEMO / @自室 / 記録 / guitar,gt / g-2018-0807-4 / ??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8-07_18-05-06.m4a</text:p>
          </table:table-cell>
          <table:table-cell table:style-name="ce17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30" table:formula="of:=IF([.E15]=&quot;&quot;;[.C15];CONCATENATE([.C15];&quot; / &quot;;[.E15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8-07_18-21-13.m4a</text:p>
          </table:table-cell>
          <table:table-cell table:style-name="ce17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0" table:formula="of:=IF([.E16]=&quot;&quot;;[.C16];CONCATENATE([.C16];&quot; / &quot;;[.E16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8-07_18-23-47.m4a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0" table:formula="of:=IF([.E17]=&quot;&quot;;[.C17];CONCATENATE([.C17];&quot; / &quot;;[.E17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8-08_18-33-16.m4a</text:p>
          </table:table-cell>
          <table:table-cell table:style-name="ce17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30" table:formula="of:=IF([.E18]=&quot;&quot;;[.C18];CONCATENATE([.C18];&quot; / &quot;;[.E18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8-25_11-08-57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19]=&quot;&quot;;[.C19];CONCATENATE([.C19];&quot; / &quot;;[.E19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8-31_10-20-58.m4a</text:p>
          </table:table-cell>
          <table:table-cell table:style-name="ce17" office:value-type="string">
            <text:p>:VOICE-MEMO / @自宅 / 記録 / 母親との会話 / 順が生まれる頃のこと、財布を忘れる / memo-id=TSTQ (same-as=2018-09-02_10-43-22_001.m4a)</text:p>
          </table:table-cell>
          <table:table-cell table:style-name="ce15"/>
          <table:table-cell table:style-name="ce3"/>
          <table:table-cell table:style-name="ce3"/>
          <table:table-cell table:style-name="ce30" table:formula="of:=IF([.E20]=&quot;&quot;;[.C20];CONCATENATE([.C20];&quot; / &quot;;[.E20]))" office:value-type="string" office:string-value=":VOICE-MEMO / @自宅 / 記録 / 母親との会話 / 順が生まれる頃のこと、財布を忘れる / memo-id=TSTQ (same-as=2018-09-02_10-43-22_001.m4a)">
            <text:p>:VOICE-MEMO / @自宅 / 記録 / 母親との会話 / 順が生まれる頃のこと、財布を忘れる / memo-id=TSTQ (same-as=2018-09-02_10-43-22_001.m4a)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8-31_10-28-52.m4a</text:p>
          </table:table-cell>
          <table:table-cell table:style-name="ce17" office:value-type="string">
            <text:p>:VOICE-MEMO / @自宅 / 記録 / 母親との会話 / お兄さんの生みの母親について / memo-id=TSTQ (same-as=2018-09-02_10-43-22_004.m4a?)</text:p>
          </table:table-cell>
          <table:table-cell table:style-name="ce16"/>
          <table:table-cell table:style-name="ce3"/>
          <table:table-cell table:style-name="ce3"/>
          <table:table-cell table:style-name="ce30" table:formula="of:=IF([.E21]=&quot;&quot;;[.C21];CONCATENATE([.C21];&quot; / &quot;;[.E21]))" office:value-type="string" office:string-value=":VOICE-MEMO / @自宅 / 記録 / 母親との会話 / お兄さんの生みの母親について / memo-id=TSTQ (same-as=2018-09-02_10-43-22_004.m4a?)">
            <text:p>:VOICE-MEMO / @自宅 / 記録 / 母親との会話 / お兄さんの生みの母親について / memo-id=TSTQ (same-as=2018-09-02_10-43-22_004.m4a?)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8-31_10-41-56.m4a</text:p>
          </table:table-cell>
          <table:table-cell table:style-name="ce17" office:value-type="string">
            <text:p>:VOICE-MEMO / @自宅 / 記録 / 母親との会話 / 入院、保証人 / memo-id=TSTQ (same-as=2018-09-02_10-43-22_003.m4a)</text:p>
          </table:table-cell>
          <table:table-cell table:style-name="ce17"/>
          <table:table-cell table:style-name="ce3"/>
          <table:table-cell table:style-name="ce3"/>
          <table:table-cell table:style-name="ce30" table:formula="of:=IF([.E22]=&quot;&quot;;[.C22];CONCATENATE([.C22];&quot; / &quot;;[.E22]))" office:value-type="string" office:string-value=":VOICE-MEMO / @自宅 / 記録 / 母親との会話 / 入院、保証人 / memo-id=TSTQ (same-as=2018-09-02_10-43-22_003.m4a)">
            <text:p>:VOICE-MEMO / @自宅 / 記録 / 母親との会話 / 入院、保証人 / memo-id=TSTQ (same-as=2018-09-02_10-43-22_003.m4a)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10-16_06-03-00.m4a</text:p>
          </table:table-cell>
          <table:table-cell table:style-name="ce17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30" table:formula="of:=IF([.E23]=&quot;&quot;;[.C23];CONCATENATE([.C23];&quot; / &quot;;[.E23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8-10-16_08-43-26.m4a</text:p>
          </table:table-cell>
          <table:table-cell table:style-name="ce17" office:value-type="string">
            <text:p>:VOICE-MEMO / @自室 / record / bird / 鳥の声</text:p>
          </table:table-cell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string" office:string-value=":VOICE-MEMO / @自室 / record / bird / 鳥の声">
            <text:p>:VOICE-MEMO / @自室 / record / bird / 鳥の声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01_18-17-24_000.mov</text:p>
          </table:table-cell>
          <table:table-cell table:style-name="ce6" office:value-type="string">
            <text:p>:VIDEO / @自宅 / メモ / guitar,gt / 演奏、play / g-2020-0201-1 / fs-1,file=~,t.90;100,score~,R=1</text:p>
          </table:table-cell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string" office:string-value=":VIDEO / @自宅 / メモ / guitar,gt / 演奏、play / g-2020-0201-1 / fs-1,file=~,t.90;100,score~,R=1">
            <text:p>:VIDEO / @自宅 / メモ / guitar,gt / 演奏、play / g-2020-0201-1 / fs-1,file=~,t.90;100,score~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0" table:formula="of:=IF([.E30]=&quot;&quot;;[.C30];CONCATENATE([.C30];&quot; / &quot;;[.E3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0" table:formula="of:=IF([.E31]=&quot;&quot;;[.C31];CONCATENATE([.C31];&quot; / &quot;;[.E3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0" table:formula="of:=IF([.E32]=&quot;&quot;;[.C32];CONCATENATE([.C32];&quot; / &quot;;[.E3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33">
            <text:p>3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5">
            <text:p>25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4" office:value-type="float" office:value="25">
            <text:p>2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5" table:formula="of:=COUNTBLANK([.$C$2:.C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5" table:formula="of:=COUNTIF([.$C$2:.$C25];&quot;-\*&quot;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6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5" table:formula="of:=COUNTA([.$B$2:.$B25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5" table:formula="of:=COUNTIF([.$C$2:.$C2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5" table:formula="of:=COUNTIF([.$C$2:.$C25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5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5" table:formula="of:=COUNTIF([.$C$2:.$C25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5" table:formula="of:=COUNTIF([.$C$2:.$C25];[.B256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5" table:formula="of:=COUNTIF([.$C$2:.$C25];[.B256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2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00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2020/02/02</text:date>, <text:time>09:45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02T09:45:13.70</dc:date>
    <dc:creator>iwabuchi ken</dc:creator>
    <meta:editing-duration>P16DT22H22M36S</meta:editing-duration>
    <meta:editing-cycles>6721</meta:editing-cycles>
    <meta:document-statistic meta:table-count="1" meta:cell-count="768" meta:object-count="0"/>
  </office:meta>
</office:document-meta>
</file>